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1701.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566.0225</text:p>
          </table:table-cell>
          <table:table-cell table:number-columns-repeated="2"/>
          <table:table-cell office:value-type="string" calcext:value-type="string">
            <text:p>2264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564.288</text:p>
          </table:table-cell>
          <table:table-cell table:number-columns-repeated="2"/>
          <table:table-cell office:value-type="string" calcext:value-type="string">
            <text:p>2821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562.205</text:p>
          </table:table-cell>
          <table:table-cell table:number-columns-repeated="2"/>
          <table:table-cell office:value-type="string" calcext:value-type="string">
            <text:p>3373.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561.33875</text:p>
          </table:table-cell>
          <table:table-cell table:number-columns-repeated="2"/>
          <table:table-cell office:value-type="string" calcext:value-type="string">
            <text:p>4490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купон </text:p>
          </table:table-cell>
          <table:table-cell table:number-columns-repeated="7"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 table:number-rows-repeated="104843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4">00.00.0000</text:date>, <text:time style:data-style-name="N2" text:time-value="16:10:43.01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6-04T16:12:00.017000000</dc:date>
    <meta:editing-duration>P2DT13H34M34S</meta:editing-duration>
    <meta:editing-cycles>980</meta:editing-cycles>
    <meta:document-statistic meta:table-count="1" meta:cell-count="426" meta:object-count="0"/>
  </office:meta>
</office:document-meta>
</file>